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sonBuilderUtils.gsonBuilderWithBase64EncodedByte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64TypeAdapter.serialize( byte [ ] src , Type typeOfSrc , JsonSerializ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TypeAdapter.deserialize( JsonElement json , Type type , JsonDeserializationContext c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